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2.673cm" style:use-optimal-column-width="false"/>
    </style:style>
    <style:style style:name="co2" style:family="table-column">
      <style:table-column-properties style:column-width="70.805cm" style:use-optimal-column-width="false"/>
    </style:style>
    <style:style style:name="ro1" style:family="table-row">
      <style:table-row-properties style:row-height="30.334cm" style:use-optimal-row-height="false"/>
    </style:style>
    <style:style style:name="ce1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ce2" style:family="table-cell">
      <loext:graphic-properties draw:textarea-horizontal-align="center" draw:textarea-vertical-align="middle" fo:padding-top="1.27cm" fo:padding-bottom="0.635cm" fo:padding-left="0.635cm" fo:padding-right="0.635cm" style:writing-mode="rl-tb"/>
      <style:paragraph-properties fo:margin-left="1.499cm" fo:margin-right="1.499cm" fo:margin-top="1.499cm" fo:margin-bottom="1.499cm" fo:text-align="justify" fo:text-indent="0cm" fo:border="2.55pt solid #000000"/>
      <style:text-properties style:font-name="Alvi Nastaleeq" fo:font-size="200pt" style:font-size-asian="200pt" style:font-name-complex="Alvi Nastaleeq" style:font-size-complex="200pt"/>
    </style:style>
    <style:style style:name="ce3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T1" style:family="text">
      <style:text-properties fo:font-size="200pt" style:font-size-asian="200pt" style:font-size-complex="200pt"/>
    </style:style>
    <style:style style:name="T2" style:family="text">
      <style:text-properties fo:font-size="2pt" style:font-size-asian="2pt" style:font-size-complex="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33.477cm" svg:height="151.669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 table:number-columns-spanned="2">
                <text:p text:style-name="P1"><text:span text:style-name="T1">اے دشمنِ شبیر تیرے پیر پہ لعنت</text:span><text:span text:style-name="T1"><text:line-break/></text:span><text:span text:style-name="T1">تشریک پہ، تشکیک پہ، تکفیر پہ لعنت</text:span><text:span text:style-name="T1"><text:line-break/></text:span><text:span text:style-name="T1">ہر عہد کے جھوٹوں کے برے پیر پہ لعنت</text:span><text:span text:style-name="T2"><text:line-break/></text:span><text:span text:style-name="T2"/></text:p>
              </table:table-cell>
              <table:covered-table-cell table:style-name="ce2"/>
            </table:table-row>
            <table:table-row table:style-name="ro1" table:default-cell-style-name="ce3">
              <table:table-cell>
                <text:p text:style-name="P1"><text:span text:style-name="T1">حق اِس میں نکلتا ہو اگر آلِ نبیؐ کا</text:span><text:span text:style-name="T1"><text:line-break/></text:span><text:span text:style-name="T1">بے باک نہ قرضہ ہو اگر آلِ نبیؐ کا</text:span><text:span text:style-name="T1"><text:line-break/></text:span><text:span text:style-name="T1">اُس مال و زر و منصب و جاگیر پہ لعنت</text:span><text:span text:style-name="T2"><text:line-break/></text:span><text:span text:style-name="T2"/></text:p>
              </table:table-cell>
              <table:table-cell>
                <text:p text:style-name="P1"><text:span text:style-name="T1">فرزندِ علی ابنِ ابی بکر پہ رحمت</text:span><text:span text:style-name="T1"><text:line-break/></text:span><text:span text:style-name="T1">مومن نہیں جو آپ سے رکھتا ہو عداوت</text:span><text:span text:style-name="T1"><text:line-break/></text:span><text:span text:style-name="T1">حیدر کی عدو، آپ کی ہمشیر پہ لعنت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ابلیس ہو فرعون ہو یا آلِ امیہ</text:span><text:span text:style-name="T1"><text:line-break/></text:span><text:span text:style-name="T1">شبیر کا دشمن ہے جو دشمن ہے خدا کا</text:span><text:span text:style-name="T1"><text:line-break/></text:span><text:span text:style-name="T1">ہر دور کے ہر دشمنِ شبیر پہ لعنت</text:span><text:span text:style-name="T2"><text:line-break/></text:span><text:span text:style-name="T2"/></text:p>
              </table:table-cell>
              <table:table-cell>
                <text:p text:style-name="P1"><text:span text:style-name="T1">جو حق کی حفاظت کے لیے کام نہ آئیں</text:span><text:span text:style-name="T1"><text:line-break/></text:span><text:span text:style-name="T1">مظلوموں کو کمزوروں کو ناحق جو ڈرائیں</text:span><text:span text:style-name="T1"><text:line-break/></text:span><text:span text:style-name="T1">شمشیر و سِنان و تبر و تیر پہ لعنت</text:span><text:span text:style-name="T2"><text:line-break/></text:span><text:span text:style-name="T2"/></text:p>
              </table:table-cell>
            </table:table-row>
            <table:table-row table:style-name="ro1" table:default-cell-style-name="ce3">
              <table:table-cell>
                <text:p text:style-name="P1"><text:span text:style-name="T1">ناحق ہوا تاراج محمدؐ کا گھرانہ</text:span><text:span text:style-name="T1"><text:line-break/></text:span><text:span text:style-name="T1">وہ سُمَّتِ عاصی کو بڑی دیر میں آیا</text:span><text:span text:style-name="T1"><text:line-break/></text:span><text:span text:style-name="T1">احساسِ پشیمانی کی تاخیر پہ لعنت</text:span><text:span text:style-name="T2"><text:line-break/></text:span><text:span text:style-name="T2"/></text:p>
              </table:table-cell>
              <table:table-cell>
                <text:p text:style-name="P1"><text:span text:style-name="T1">حاکم کے مظالم کو چھپانے کے لیے تھا</text:span><text:span text:style-name="T1"><text:line-break/></text:span><text:span text:style-name="T1">جو خطبۂ سجاد دبانے کے لیے تھا</text:span><text:span text:style-name="T1"><text:line-break/></text:span><text:span text:style-name="T1">تکبیر کے اُس نعرۂ تکبیر پہ لعنت</text:span><text:span text:style-name="T2"><text:line-break/></text:span><text:span text:style-name="T2"/></text:p>
              </table:table-cell>
            </table:table-row>
            <table:table-row table:style-name="ro1">
              <table:table-cell table:style-name="ce1" table:number-columns-spanned="2">
                <text:p text:style-name="P1"><text:span text:style-name="T1">اولادِ امیہ ہو کہ ہو وہ بنو عباس</text:span><text:span text:style-name="T1"><text:line-break/></text:span><text:span text:style-name="T1">ہو آلِ محمدؐ کا نہ جن کو ادب و پاس</text:span><text:span text:style-name="T1"><text:line-break/></text:span><text:span text:style-name="T1">اُس فکر پہ، اُس خون پہ، اُس شیر پہ لعنت</text:span><text:span text:style-name="T2"><text:line-break/></text:span><text:span text:style-name="T2"/></text:p>
              </table:table-cell>
              <table:covered-table-cell table:style-name="ce2"/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33.477cm" fo:page-height="151.6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6-01-27T20:39:52.802321400</dc:date>
    <meta:editing-duration>PT3H45M7S</meta:editing-duration>
    <meta:editing-cycles>29</meta:editing-cycles>
    <meta:generator>LibreOffice/25.8.4.2$Windows_X86_64 LibreOffice_project/290daaa01b999472f0c7a3890eb6a550fd74c6df</meta:generator>
    <meta:document-statistic meta:object-count="1"/>
  </office:meta>
</office:document-meta>
</file>